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plicación:</text:p>
      <text:p text:style-name="Standard"/>
      <text:p text:style-name="Standard"/>
      <text:p text:style-name="Standard">El algoritmo luego de parsear 'entrada' y convertir cada string hora en <text:s/>int , guarda los datos <text:s/>en una lista&lt;Planilla*&gt; ,donde Planilla es vector&lt;int&gt;. (Esto lo realiza la función parsearInstancias(string s) ,ver src/parser.cpp ).</text:p>
      <text:p text:style-name="Standard"/>
      <text:p text:style-name="Standard">Una vez hecho ésto , comienza el ciclo principal del algoritmo ,al cual le tomamos el tiempo usando la clase Timer (ver include/timer.h y src/timer.cpp) .Esta clase devuelve el resultado expresado en nanosegundos .</text:p>
      <text:p text:style-name="Standard"/>
      <text:p text:style-name="Standard">El ciclo principal (sin contar lectura y escritura a archivo) itera sobre la lista&lt;Planillas*&gt; y <text:s/>está representado por la función maxCant(Planilla* p) , que es la que realiza el cálculo principal .</text:p>
      <text:p text:style-name="Standard"/>
      <text:p text:style-name="Standard">Un pseudocódigo de ésto sería : </text:p>
      <text:p text:style-name="Standard"><text:tab/></text:p>
      <text:p text:style-name="Standard"><text:tab/>para toda planilla “p” de la lista&lt;Planillas*&gt; list <text:s/>hacer{</text:p>
      <text:p text:style-name="Standard"><text:s text:c="2"/><text:tab/><text:tab/>prender el <text:s/>timer;<text:tab/><text:tab/><text:tab/><text:tab/><text:tab/>O(1)</text:p>
      <text:p text:style-name="Standard"><text:tab/><text:tab/>calcular maxCant(Planilla* p)<text:tab/><text:tab/><text:tab/>O(maxCant(p))</text:p>
      <text:p text:style-name="Standard"><text:s text:c="24"/>guardar resultado en string res<text:tab/><text:tab/><text:tab/>O(1)</text:p>
      <text:p text:style-name="Standard"><text:s text:c="3"/><text:tab/>}</text:p>
      <text:p text:style-name="Standard"><text:tab/><text:tab/></text:p>
      <text:p text:style-name="Standard"><text:s text:c="11"/>maxCant(Planilla* p) { </text:p>
      <text:p text:style-name="Standard"><text:tab/><text:tab/>inicializo variables<text:tab/><text:tab/><text:tab/><text:tab/><text:tab/><text:tab/><text:tab/><text:tab/>O(1)</text:p>
      <text:p text:style-name="Standard"><text:tab/><text:tab/>aux =0,res=0;</text:p>
      <text:p text:style-name="Standard"><text:tab/><text:tab/>mientras no haya recorrido todas las entradas de p{ <text:s text:c="36"/>O(p.size())</text:p>
      <text:p text:style-name="Standard"><text:tab/><text:tab/><text:tab/>mientras no haya recorrido todas las entradas de p y </text:p>
      <text:p text:style-name="Standard"><text:tab/><text:tab/><text:tab/><text:tab/> <text:s/>la hora de entrada actual sea menor a la hora de salida actual{</text:p>
      <text:p text:style-name="Standard"><text:tab/><text:tab/><text:tab/><text:tab/> <text:s text:c="2"/><text:tab/>incremento aux ;</text:p>
      <text:p text:style-name="Standard"><text:tab/><text:tab/><text:tab/><text:tab/><text:tab/>proxima entrada;<text:tab/><text:tab/></text:p>
      <text:p text:style-name="Standard"><text:tab/><text:tab/><text:tab/>}</text:p>
      <text:p text:style-name="Standard"><text:s text:c="5"/><text:tab/><text:tab/><text:tab/>si <text:s/>(aux &gt; res){res = aux}</text:p>
      <text:p text:style-name="Standard"><text:tab/><text:tab/><text:tab/>mientras no haya recorrido todas las entradas de p y </text:p>
      <text:p text:style-name="Standard"><text:tab/><text:tab/><text:tab/><text:tab/> <text:s text:c="2"/>la hora de salida actual es menor <text:s/>a la hora de entrada actual{</text:p>
      <text:p text:style-name="Standard"><text:tab/><text:tab/><text:tab/><text:tab/> <text:tab/>decremento aux;</text:p>
      <text:p text:style-name="Standard"><text:tab/><text:tab/><text:tab/><text:tab/><text:tab/>proxima salida,</text:p>
      <text:p text:style-name="Standard"><text:tab/><text:tab/><text:tab/>}</text:p>
      <text:p text:style-name="Standard"><text:tab/><text:tab/>}<text:tab/></text:p>
      <text:p text:style-name="Standard"><text:tab/><text:tab/>devuelvo res </text:p>
      <text:p text:style-name="Standard"><text:s text:c="4"/><text:tab/>}</text:p>
      <text:p text:style-name="Standard"><text:tab/> <text:s/></text:p>
      <text:p text:style-name="Standard">Podemos observar un ciclo mientras , que contiene dos subciclos mientras , estos son los encargados de hacer el merge de las dos listas de entrada y salida , el primero hace entrar a todos los programadores antes de que salga alguno ,incrementando <text:s/>aux y el segundo lo mismo , hace salir a todos los programadores antes de que entre alguno decrementando <text:s/>aux. </text:p>
      <text:p text:style-name="Standard">Luego de cada ciclo de entradas ,se chequea si el aux supero al res anterior , guardando siempre la maxima cantidad de programadores que estuvieron en simultáneo en la oficina , es importante aclarar que con éste algoritmo , estamos contando al programador que se va de la oficina en un instante dado <text:s/>como incluido dentro de la cantidad de programadores en ese instante , por eso el primer ciclo cuenta <text:soft-page-break/>las entradas y las prioriza a las salidas aunque se hagan en el mismo instante .</text:p>
      <text:p text:style-name="Standard"/>
      <text:p text:style-name="Standard">Claramente se observa que la cantidad de operaciones es lineal al tamaño de la planilla , ya que cada entrada o salida de la planilla se lee en una iteracion de alguno de los dos ciclos una sola vez por lo cual utilizamos el método uniforme para el cálculo de la complejidad en función de la entrada.</text:p>
      <text:p text:style-name="Standard"/>
      <text:p text:style-name="Standard">Podríamos considerar un mejor caso en el que por ejemplo si <text:s/>todos ingresaran antes de que el primero egrese , el algoritmo realizaría p.size()/2 iteraciones de entrada y ninguna de salida, ya que no nos interesan las salidas una vez que terminaron de ingresar todos , pero de todas formas la complejidad sigue siendo del orden de p.size() por una constante (1/2), o sea lineal . </text:p>
      <text:p text:style-name="Standard"/>
      <text:p text:style-name="Standard">Respecto de un peor caso , podríamos considerar uno en el que los ingresos y egresos sean alternados uno a uno , de ésta manera el ciclo sería <text:s/>1-evaluar el mientras ppal , 2- <text:s/>iterar 1 vez <text:s/>el mientras de entradas , 3- iterar 1 vez el mientras de salida <text:s/>y asi sucesivamente, haciendo que <text:s/>por cada dos elementos de la planilla , se realizan 3 iteraciones de ciclo , sin embargo , la complejidad sigue teniendo el mismo orden (sería p.size()*3/2 )</text:p>
      <text:p text:style-name="Standard"/>
      <text:p text:style-name="Standard">Detalles de implementación </text:p>
      <text:p text:style-name="Standard"/>
      <text:p text:style-name="Standard">El algoritmo recibe como parámetros de entrada tres nombres de archivo 'entrada' ,'salida' y 'tiempos' , y se ejecuta ./planillas archivo_entrada.in archivo_salida .out archivo_tiempos.times </text:p>
      <text:p text:style-name="Standard"/>
      <text:p text:style-name="Standard">El archivo 'entrada' (.in) contiene un conjunto de listas (llamadas planillas en el algoritmo) de las horas de <text:s/>entradas y salidas de los programadores.</text:p>
      <text:p text:style-name="Standard">El tamaño de cada planilla es de <text:s/>2*cantidad de programadores , donde la primera mitad de horas corresponde a las entradas (ordenadas de menor a mayor ) y la segunda mitad corresponde a las salidas también ordenadas .</text:p>
      <text:p text:style-name="Standard">El archivo 'salida' (.out)lo genera el algoritmo con los resultados de cada planilla <text:s/>(cantidad de programadores que se encuentran en simultáneo en la oficina)</text:p>
      <text:p text:style-name="Standard">Por último el archivo 'tiempos' (.times) <text:s/>también generado por el algoritmo , contendrá una tabla con el tamaño de la planilla y tiempo de ejecución correspondiente , para cada instancia o planill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1T20:49:40</meta:creation-date>
    <dc:date>2010-04-11T21:57:07</dc:date>
    <meta:editing-duration>PT01H07M27S</meta:editing-duration>
    <meta:editing-cycles>8</meta:editing-cycles>
    <meta:generator>OpenOffice.org/3.1$Linux OpenOffice.org_project/310m19$Build-9420</meta:generator>
    <meta:document-statistic meta:table-count="0" meta:image-count="0" meta:object-count="0" meta:page-count="2" meta:paragraph-count="42" meta:word-count="718" meta:character-count="4404"/>
  </office:meta>
</office:document-meta>
</file>